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9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JULCARIMA LAURA, NOELIA YELITHZ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662661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N MARTIN DE PANGO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329147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JULCARIMA LAURA, NOELIA YELITHZ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662661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32914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18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8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09/2021</text:p>
          </table:table-cell>
          <table:table-cell table:style-name="Tabla2.A3" office:value-type="string">
            <text:p text:style-name="P22">959018</text:p>
          </table:table-cell>
          <table:table-cell table:style-name="Tabla2.D3" office:value-type="string">
            <text:p text:style-name="P23">18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0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3:44:2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